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473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1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AY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OM DU CLIENT</text:p>
          </table:table-cell>
          <table:table-cell table:style-name="ce1" office:value-type="string">
            <text:p>departement</text:p>
          </table:table-cell>
          <table:table-cell table:style-name="ce1" office:value-type="string">
            <text:p>CA HT</text:p>
          </table:table-cell>
          <table:table-cell table:style-name="ce1" office:value-type="string">
            <text:p>tva 19%</text:p>
          </table:table-cell>
          <table:table-cell table:style-name="ce1" office:value-type="string">
            <text:p>TTC</text:p>
          </table:table-cell>
          <table:table-cell table:style-name="ce1" office:value-type="string">
            <text:p>RECOUVREMENT</text:p>
          </table:table-cell>
          <table:table-cell table:style-name="ce1" office:value-type="string">
            <text:p>RESTANT</text:p>
          </table:table-cell>
          <table:table-cell table:style-name="ce1" office:value-type="string">
            <text:p>Banque</text:p>
          </table:table-cell>
          <table:table-cell table:style-name="ce1" office:value-type="string">
            <text:p>dep_cod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4/01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58899.333106738">
            <text:p>58899,333106738</text:p>
          </table:table-cell>
          <table:table-cell office:value-type="float" office:value="11190.8732902802">
            <text:p>11190,8732902802</text:p>
          </table:table-cell>
          <table:table-cell table:number-columns-repeated="2" office:value-type="float" office:value="70090.2063970182">
            <text:p>70090,2063970182</text:p>
          </table:table-cell>
          <table:table-cell office:value-type="float" office:value="0">
            <text:p>0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5/01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Fluide</text:p>
          </table:table-cell>
          <table:table-cell office:value-type="float" office:value="36183.3546254732">
            <text:p>36183,3546254732</text:p>
          </table:table-cell>
          <table:table-cell office:value-type="float" office:value="6874.83737883991">
            <text:p>6874,8373788399</text:p>
          </table:table-cell>
          <table:table-cell table:number-columns-repeated="2" office:value-type="float" office:value="43058.1920043131">
            <text:p>43058,1920043131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5/01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Génie Civil</text:p>
          </table:table-cell>
          <table:table-cell office:value-type="float" office:value="81843.8602454261">
            <text:p>81843,8602454261</text:p>
          </table:table-cell>
          <table:table-cell office:value-type="float" office:value="15550.333446631">
            <text:p>15550,333446631</text:p>
          </table:table-cell>
          <table:table-cell table:number-columns-repeated="2" office:value-type="float" office:value="97394.1936920571">
            <text:p>97394,1936920571</text:p>
          </table:table-cell>
          <table:table-cell office:value-type="float" office:value="0">
            <text:p>0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3/01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Fluide</text:p>
          </table:table-cell>
          <table:table-cell office:value-type="float" office:value="43842.6647601411">
            <text:p>43842,6647601411</text:p>
          </table:table-cell>
          <table:table-cell office:value-type="float" office:value="8330.10630442681">
            <text:p>8330,1063044268</text:p>
          </table:table-cell>
          <table:table-cell office:value-type="float" office:value="52172.7710645679">
            <text:p>52172,7710645679</text:p>
          </table:table-cell>
          <table:table-cell office:value-type="float" office:value="38387.7353134927">
            <text:p>38387,7353134927</text:p>
          </table:table-cell>
          <table:table-cell office:value-type="float" office:value="13785.0357510752">
            <text:p>13785,0357510752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4/01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Electricité</text:p>
          </table:table-cell>
          <table:table-cell office:value-type="float" office:value="108634.451073007">
            <text:p>108634,451073007</text:p>
          </table:table-cell>
          <table:table-cell office:value-type="float" office:value="20640.5457038713">
            <text:p>20640,5457038713</text:p>
          </table:table-cell>
          <table:table-cell table:number-columns-repeated="2" office:value-type="float" office:value="129274.996776878">
            <text:p>129274,996776878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6/0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Electricité</text:p>
          </table:table-cell>
          <table:table-cell office:value-type="float" office:value="14277.1406">
            <text:p>14277,1406</text:p>
          </table:table-cell>
          <table:table-cell office:value-type="float" office:value="2712.656714">
            <text:p>2712,656714</text:p>
          </table:table-cell>
          <table:table-cell table:number-columns-repeated="2" office:value-type="float" office:value="16989.797314">
            <text:p>16989,797314</text:p>
          </table:table-cell>
          <table:table-cell office:value-type="float" office:value="0">
            <text:p>0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6/0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104205.295296586">
            <text:p>104205,295296586</text:p>
          </table:table-cell>
          <table:table-cell office:value-type="float" office:value="19799.0061063513">
            <text:p>19799,0061063513</text:p>
          </table:table-cell>
          <table:table-cell office:value-type="float" office:value="124004.301402937">
            <text:p>124004,301402937</text:p>
          </table:table-cell>
          <table:table-cell office:value-type="float" office:value="91240.012804751">
            <text:p>91240,012804751</text:p>
          </table:table-cell>
          <table:table-cell office:value-type="float" office:value="32764.2885981861">
            <text:p>32764,2885981861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4/0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Fluide</text:p>
          </table:table-cell>
          <table:table-cell office:value-type="float" office:value="47281.8141">
            <text:p>47281,8141</text:p>
          </table:table-cell>
          <table:table-cell office:value-type="float" office:value="8983.544679">
            <text:p>8983,544679</text:p>
          </table:table-cell>
          <table:table-cell table:number-columns-repeated="2" office:value-type="float" office:value="56265.358779">
            <text:p>56265,358779</text:p>
          </table:table-cell>
          <table:table-cell office:value-type="float" office:value="0">
            <text:p>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4/0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13106.3319">
            <text:p>13106,3319</text:p>
          </table:table-cell>
          <table:table-cell office:value-type="float" office:value="2490.203061">
            <text:p>2490,203061</text:p>
          </table:table-cell>
          <table:table-cell table:number-columns-repeated="2" office:value-type="float" office:value="15596.534961">
            <text:p>15596,534961</text:p>
          </table:table-cell>
          <table:table-cell office:value-type="float" office:value="0">
            <text:p>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9/0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Fluide</text:p>
          </table:table-cell>
          <table:table-cell office:value-type="float" office:value="13299.1136">
            <text:p>13299,1136</text:p>
          </table:table-cell>
          <table:table-cell office:value-type="float" office:value="2526.831584">
            <text:p>2526,831584</text:p>
          </table:table-cell>
          <table:table-cell office:value-type="float" office:value="15825.945184">
            <text:p>15825,945184</text:p>
          </table:table-cell>
          <table:table-cell office:value-type="float" office:value="11644.4302729748">
            <text:p>11644,4302729748</text:p>
          </table:table-cell>
          <table:table-cell office:value-type="float" office:value="4181.51491102524">
            <text:p>4181,5149110252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7/02/2022</text:p>
          </table:table-cell>
          <table:table-cell office:value-type="string">
            <text:p>franc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47392.0839">
            <text:p>47392,0839</text:p>
          </table:table-cell>
          <table:table-cell office:value-type="float" office:value="9004.495941">
            <text:p>9004,495941</text:p>
          </table:table-cell>
          <table:table-cell office:value-type="float" office:value="56396.579841">
            <text:p>56396,579841</text:p>
          </table:table-cell>
          <table:table-cell office:value-type="float" office:value="41495.5336921492">
            <text:p>41495,5336921492</text:p>
          </table:table-cell>
          <table:table-cell office:value-type="float" office:value="14901.0461488508">
            <text:p>14901,0461488508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27/0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Génie Civil</text:p>
          </table:table-cell>
          <table:table-cell office:value-type="float" office:value="54735.7932">
            <text:p>54735,7932</text:p>
          </table:table-cell>
          <table:table-cell office:value-type="float" office:value="10399.800708">
            <text:p>10399,800708</text:p>
          </table:table-cell>
          <table:table-cell office:value-type="float" office:value="65135.593908">
            <text:p>65135,593908</text:p>
          </table:table-cell>
          <table:table-cell office:value-type="float" office:value="47925.5344772276">
            <text:p>47925,5344772276</text:p>
          </table:table-cell>
          <table:table-cell office:value-type="float" office:value="17210.0594307724">
            <text:p>17210,0594307724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7/03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Electricité</text:p>
          </table:table-cell>
          <table:table-cell office:value-type="float" office:value="25583.2011">
            <text:p>25583,2011</text:p>
          </table:table-cell>
          <table:table-cell office:value-type="float" office:value="4860.808209">
            <text:p>4860,808209</text:p>
          </table:table-cell>
          <table:table-cell office:value-type="float" office:value="30444.009309">
            <text:p>30444,009309</text:p>
          </table:table-cell>
          <table:table-cell office:value-type="float" office:value="22400.1245743507">
            <text:p>22400,1245743507</text:p>
          </table:table-cell>
          <table:table-cell office:value-type="float" office:value="8043.88473464933">
            <text:p>8043,8847346493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9/03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48619.7235">
            <text:p>48619,7235</text:p>
          </table:table-cell>
          <table:table-cell office:value-type="float" office:value="9237.747465">
            <text:p>9237,747465</text:p>
          </table:table-cell>
          <table:table-cell office:value-type="float" office:value="57857.470965">
            <text:p>57857,470965</text:p>
          </table:table-cell>
          <table:table-cell office:value-type="float" office:value="42570.4296703701">
            <text:p>42570,4296703701</text:p>
          </table:table-cell>
          <table:table-cell office:value-type="float" office:value="15287.0412946299">
            <text:p>15287,0412946299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4/03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49530.8322">
            <text:p>49530,8322</text:p>
          </table:table-cell>
          <table:table-cell office:value-type="float" office:value="9410.858118">
            <text:p>9410,858118</text:p>
          </table:table-cell>
          <table:table-cell office:value-type="float" office:value="58941.690318">
            <text:p>58941,690318</text:p>
          </table:table-cell>
          <table:table-cell office:value-type="float" office:value="43368.1777043632">
            <text:p>43368,1777043632</text:p>
          </table:table-cell>
          <table:table-cell office:value-type="float" office:value="15573.5126136368">
            <text:p>15573,5126136368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3/04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66729.3318">
            <text:p>66729,3318</text:p>
          </table:table-cell>
          <table:table-cell office:value-type="float" office:value="12678.573042">
            <text:p>12678,573042</text:p>
          </table:table-cell>
          <table:table-cell office:value-type="float" office:value="79407.904842">
            <text:p>79407,904842</text:p>
          </table:table-cell>
          <table:table-cell office:value-type="float" office:value="58426.8301390626">
            <text:p>58426,8301390626</text:p>
          </table:table-cell>
          <table:table-cell office:value-type="float" office:value="20981.0747029374">
            <text:p>20981,074702937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4/04/2022</text:p>
          </table:table-cell>
          <table:table-cell office:value-type="string">
            <text:p>Tunisie</text:p>
          </table:table-cell>
          <table:table-cell office:value-type="string">
            <text:p>CLIENTS ETRANGERS</text:p>
          </table:table-cell>
          <table:table-cell office:value-type="string">
            <text:p>SALLE DE SPORT RED LINE</text:p>
          </table:table-cell>
          <table:table-cell office:value-type="string">
            <text:p>Fluide</text:p>
          </table:table-cell>
          <table:table-cell office:value-type="float" office:value="57510.7656758744">
            <text:p>57510,7656758744</text:p>
          </table:table-cell>
          <table:table-cell office:value-type="float" office:value="10927.0454784161">
            <text:p>10927,0454784161</text:p>
          </table:table-cell>
          <table:table-cell office:value-type="float" office:value="68437.8111542905">
            <text:p>68437,8111542905</text:p>
          </table:table-cell>
          <table:table-cell office:value-type="float" office:value="50355.243289155">
            <text:p>50355,243289155</text:p>
          </table:table-cell>
          <table:table-cell office:value-type="float" office:value="18082.5678651355">
            <text:p>18082,5678651355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5/04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10572.4188635648">
            <text:p>10572,4188635648</text:p>
          </table:table-cell>
          <table:table-cell office:value-type="float" office:value="2008.7595840773">
            <text:p>2008,7595840773</text:p>
          </table:table-cell>
          <table:table-cell office:value-type="float" office:value="12581.1784476421">
            <text:p>12581,1784476421</text:p>
          </table:table-cell>
          <table:table-cell office:value-type="float" office:value="9256.9924565095">
            <text:p>9256,9924565095</text:p>
          </table:table-cell>
          <table:table-cell office:value-type="float" office:value="3324.18599113256">
            <text:p>3324,1859911326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1/05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Electricité</text:p>
          </table:table-cell>
          <table:table-cell office:value-type="float" office:value="103920.806637958">
            <text:p>103920,806637958</text:p>
          </table:table-cell>
          <table:table-cell office:value-type="float" office:value="19744.9532612121">
            <text:p>19744,9532612121</text:p>
          </table:table-cell>
          <table:table-cell office:value-type="float" office:value="123665.75989917">
            <text:p>123665,75989917</text:p>
          </table:table-cell>
          <table:table-cell office:value-type="float" office:value="90990.9203878819">
            <text:p>90990,9203878819</text:p>
          </table:table-cell>
          <table:table-cell office:value-type="float" office:value="32674.8395112884">
            <text:p>32674,839511288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2/05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96927.8437138956">
            <text:p>96927,8437138956</text:p>
          </table:table-cell>
          <table:table-cell office:value-type="float" office:value="18416.2903056402">
            <text:p>18416,2903056402</text:p>
          </table:table-cell>
          <table:table-cell office:value-type="float" office:value="115344.134019536">
            <text:p>115344,134019536</text:p>
          </table:table-cell>
          <table:table-cell office:value-type="float" office:value="84868.0259138664">
            <text:p>84868,0259138664</text:p>
          </table:table-cell>
          <table:table-cell office:value-type="float" office:value="30476.1081056694">
            <text:p>30476,1081056694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5/06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91429.4716941498">
            <text:p>91429,4716941498</text:p>
          </table:table-cell>
          <table:table-cell office:value-type="float" office:value="17371.5996218885">
            <text:p>17371,5996218885</text:p>
          </table:table-cell>
          <table:table-cell office:value-type="float" office:value="108801.071316038">
            <text:p>108801,071316038</text:p>
          </table:table-cell>
          <table:table-cell office:value-type="float" office:value="126172.670937927">
            <text:p>126172,670937927</text:p>
          </table:table-cell>
          <table:table-cell office:value-type="float" office:value="-17371.5996218885">
            <text:p>-17371,599621888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6/06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Génie Civil</text:p>
          </table:table-cell>
          <table:table-cell office:value-type="float" office:value="11534.8623853211">
            <text:p>11534,8623853211</text:p>
          </table:table-cell>
          <table:table-cell office:value-type="float" office:value="2191.62385321101">
            <text:p>2191,623853211</text:p>
          </table:table-cell>
          <table:table-cell office:value-type="float" office:value="13726.4862385321">
            <text:p>13726,4862385321</text:p>
          </table:table-cell>
          <table:table-cell office:value-type="float" office:value="7243.52835806444">
            <text:p>7243,5283580644</text:p>
          </table:table-cell>
          <table:table-cell office:value-type="float" office:value="6482.95788046767">
            <text:p>6482,9578804677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4/07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Fluide</text:p>
          </table:table-cell>
          <table:table-cell office:value-type="float" office:value="41799.0825688073">
            <text:p>41799,0825688073</text:p>
          </table:table-cell>
          <table:table-cell office:value-type="float" office:value="7941.82568807339">
            <text:p>7941,8256880734</text:p>
          </table:table-cell>
          <table:table-cell office:value-type="float" office:value="49740.9082568807">
            <text:p>49740,9082568807</text:p>
          </table:table-cell>
          <table:table-cell office:value-type="float" office:value="26248.5003994094">
            <text:p>26248,5003994094</text:p>
          </table:table-cell>
          <table:table-cell office:value-type="float" office:value="23492.4078574714">
            <text:p>23492,4078574714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02/08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Génie Civil</text:p>
          </table:table-cell>
          <table:table-cell office:value-type="float" office:value="80313.7614678899">
            <text:p>80313,7614678899</text:p>
          </table:table-cell>
          <table:table-cell office:value-type="float" office:value="15259.6146788991">
            <text:p>15259,6146788991</text:p>
          </table:table-cell>
          <table:table-cell table:number-columns-repeated="2" office:value-type="float" office:value="95573.376146789">
            <text:p>95573,376146789</text:p>
          </table:table-cell>
          <table:table-cell office:value-type="float" office:value="0">
            <text:p>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1/09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BEN MAHDOUD PALACE</text:p>
          </table:table-cell>
          <table:table-cell office:value-type="string">
            <text:p>Génie Civil</text:p>
          </table:table-cell>
          <table:table-cell office:value-type="float" office:value="63178.8990825688">
            <text:p>63178,8990825688</text:p>
          </table:table-cell>
          <table:table-cell office:value-type="float" office:value="12003.9908256881">
            <text:p>12003,9908256881</text:p>
          </table:table-cell>
          <table:table-cell office:value-type="float" office:value="75182.8899082569">
            <text:p>75182,8899082569</text:p>
          </table:table-cell>
          <table:table-cell office:value-type="float" office:value="39674.3482365472">
            <text:p>39674,3482365472</text:p>
          </table:table-cell>
          <table:table-cell office:value-type="float" office:value="35508.5416717097">
            <text:p>35508,5416717097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9/10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Fluide</text:p>
          </table:table-cell>
          <table:table-cell office:value-type="float" office:value="10251.376146789">
            <text:p>10251,376146789</text:p>
          </table:table-cell>
          <table:table-cell office:value-type="float" office:value="1947.76146788991">
            <text:p>1947,7614678899</text:p>
          </table:table-cell>
          <table:table-cell office:value-type="float" office:value="12199.1376146789">
            <text:p>12199,1376146789</text:p>
          </table:table-cell>
          <table:table-cell office:value-type="float" office:value="6437.53963835298">
            <text:p>6437,539638353</text:p>
          </table:table-cell>
          <table:table-cell office:value-type="float" office:value="5761.59797632592">
            <text:p>5761,5979763259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6/11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AB BUILDING</text:p>
          </table:table-cell>
          <table:table-cell office:value-type="string">
            <text:p>Fluide</text:p>
          </table:table-cell>
          <table:table-cell office:value-type="float" office:value="74974.3119266055">
            <text:p>74974,3119266055</text:p>
          </table:table-cell>
          <table:table-cell office:value-type="float" office:value="14245.119266055">
            <text:p>14245,119266055</text:p>
          </table:table-cell>
          <table:table-cell office:value-type="float" office:value="89219.4311926605">
            <text:p>89219,4311926605</text:p>
          </table:table-cell>
          <table:table-cell office:value-type="float" office:value="47081.4940330663">
            <text:p>47081,4940330663</text:p>
          </table:table-cell>
          <table:table-cell office:value-type="float" office:value="42137.9371595943">
            <text:p>42137,9371595943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2/1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ALLE DE SPORT RED LINE</text:p>
          </table:table-cell>
          <table:table-cell office:value-type="string">
            <text:p>Génie Civil</text:p>
          </table:table-cell>
          <table:table-cell office:value-type="float" office:value="36697.247706422">
            <text:p>36697,247706422</text:p>
          </table:table-cell>
          <table:table-cell office:value-type="float" office:value="6972.47706422018">
            <text:p>6972,4770642202</text:p>
          </table:table-cell>
          <table:table-cell office:value-type="float" office:value="43669.7247706422">
            <text:p>43669,7247706422</text:p>
          </table:table-cell>
          <table:table-cell office:value-type="float" office:value="23044.7096414998">
            <text:p>23044,7096414998</text:p>
          </table:table-cell>
          <table:table-cell office:value-type="float" office:value="20625.0151291424">
            <text:p>20625,0151291424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2/12/2022</text:p>
          </table:table-cell>
          <table:table-cell office:value-type="string">
            <text:p>Tunisie</text:p>
          </table:table-cell>
          <table:table-cell office:value-type="string">
            <text:p>CLIENTS TUNISIENS</text:p>
          </table:table-cell>
          <table:table-cell office:value-type="string">
            <text:p>SPI DIAR JANNAH</text:p>
          </table:table-cell>
          <table:table-cell office:value-type="string">
            <text:p>Fluide</text:p>
          </table:table-cell>
          <table:table-cell office:value-type="float" office:value="28649.5412844037">
            <text:p>28649,5412844037</text:p>
          </table:table-cell>
          <table:table-cell office:value-type="float" office:value="5443.4128440367">
            <text:p>5443,4128440367</text:p>
          </table:table-cell>
          <table:table-cell office:value-type="float" office:value="34092.9541284404">
            <text:p>34092,9541284404</text:p>
          </table:table-cell>
          <table:table-cell office:value-type="float" office:value="39536.3669724771">
            <text:p>39536,3669724771</text:p>
          </table:table-cell>
          <table:table-cell office:value-type="float" office:value="-5443.4128440367">
            <text:p>-5443,4128440367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/09/2025</text:date>, <text:time>12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0T12:44:46.09</dc:date>
    <dc:creator>chaffar seif allah</dc:creator>
    <meta:document-statistic meta:table-count="1" meta:cell-count="361" meta:object-count="0"/>
    <meta:generator>OpenOffice/4.1.12$Win32 OpenOffice.org_project/4112m1$Build-9809</meta:generator>
  </office:meta>
</office:document-meta>
</file>